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ylfaen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Sylfaen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Sylfaen"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style:font-name="Sylfae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uvegarde d'une partition ou d'un disque</text:p>
      <text:p text:style-name="P1">en local</text:p>
      <text:p text:style-name="P1">---</text:p>
      <text:p text:style-name="P1"/>
      <text:p text:style-name="P2">1. Insérer System rescue CD</text:p>
      <text:p text:style-name="P2">2. Démarrer le PC</text:p>
      <text:p text:style-name="P2">3. Choisir la résolution:</text:p>
      <text:p text:style-name="P2"><text:tab/><text:span text:style-name="T1">fb1024</text:span></text:p>
      <text:p text:style-name="P2">4. Choisir la langue:</text:p>
      <text:p text:style-name="P2"><text:tab/><text:span text:style-name="T1">16</text:span><text:span text:style-name="T2"> </text:span>ou <text:span text:style-name="T1">fr</text:span></text:p>
      <text:p text:style-name="P2">5. Créer un dossier de montage:</text:p>
      <text:p text:style-name="P2"><text:tab/><text:span text:style-name="T1">mkdir /mnt/xp</text:span></text:p>
      <text:p text:style-name="P2">6. Monter la partition réceptrice:</text:p>
      <text:p text:style-name="P2"><text:tab/><text:span text:style-name="T1">mount /dev/hdax /mnt/xp</text:span></text:p>
      <text:p text:style-name="P2">7. Lancer Partimage:</text:p>
      <text:p text:style-name="P2"><text:tab/><text:span text:style-name="T1">partimage</text:span></text:p>
      <text:p text:style-name="P2">8. Configurer tel que:</text:p>
      <text:p text:style-name="P2"><text:tab/><text:span text:style-name="T3">Ecran 1:</text:span></text:p>
      <text:p text:style-name="P2"><text:s text:c="2"/>- <text:span text:style-name="T4">Partition to save/restore</text:span>: choisir celle à sauver.</text:p>
      <text:p text:style-name="P2"><text:s text:c="2"/>- <text:span text:style-name="T4">Image file to create/use</text:span>: chemin et nom de l'image à créer.</text:p>
      <text:p text:style-name="P2"><text:s text:c="2"/>- presser F5</text:p>
      <text:p text:style-name="P2"><text:tab/><text:span text:style-name="T3">Ecran 2:</text:span></text:p>
      <text:p text:style-name="P2"><text:s text:c="2"/>- choisir le niveau de compression, Gzip par défaut n'est pas mal.</text:p>
      <text:p text:style-name="P2"><text:s text:c="2"/>- vérifier que <text:span text:style-name="T4">Check partition before saving</text:span> est coché (éventuellement <text:span text:style-name="T4">Enter description</text:span>).</text:p>
      <text:p text:style-name="P2"><text:s text:c="2"/>- presser F5</text:p>
      <text:p text:style-name="P2"><text:tab/><text:span text:style-name="T3">Ensuite</text:span> sélectionner la partition ou disque autre que celui qui sera sauver afin de stocker l'image.</text:p>
      <text:p text:style-name="P2">9. Vérifier que l'image est bien sauver:</text:p>
      <text:p text:style-name="P2"><text:tab/><text:span text:style-name="T1">ls /mnt/xp</text:span></text:p>
      <text:p text:style-name="P2">10. Si OK, alors fini !</text:p>
      <text:p text:style-name="P2"/>
      <text:p text:style-name="P2"/>
      <text:p text:style-name="P2"/>
      <text:p text:style-name="P2"/>
      <text:p text:style-name="P2"/>
      <text:p text:style-name="P2"/>
      <text:p text:style-name="P1">Sauvegarde d'une partition ou d'un disque </text:p>
      <text:p text:style-name="P1">en réseaux</text:p>
      <text:p text:style-name="P1">---</text:p>
      <text:p text:style-name="P1"/>
      <text:p text:style-name="P2">1. Insérer System rescue CD</text:p>
      <text:p text:style-name="P2">2. Démarrer le PC</text:p>
      <text:p text:style-name="P2">3. Choisir la résolution:</text:p>
      <text:p text:style-name="P2"><text:tab/><text:span text:style-name="T1">fb1024</text:span></text:p>
      <text:p text:style-name="P2">4. Choisir la langue:</text:p>
      <text:p text:style-name="P2"><text:tab/><text:span text:style-name="T1">16</text:span><text:span text:style-name="T2"> </text:span>ou <text:span text:style-name="T1">fr</text:span></text:p>
      <text:p text:style-name="P2">5.Configurer le réseaux:</text:p>
      <text:p text:style-name="P2"><text:tab/><text:span text:style-name="T1">ifconfig eth0 172.28.67.xx <text:s/>netmask <text:tab/>255.255.255.0</text:span><text:span text:style-name="T2"> </text:span><text:s/>ou <text:span text:style-name="T1">net-setup</text:span></text:p>
      <text:p text:style-name="P2">6.Tester si tout est OK:</text:p>
      <text:p text:style-name="P2"><text:tab/><text:span text:style-name="T1">ping 172.28.67.xx</text:span></text:p>
      <text:p text:style-name="P3"><text:span text:style-name="T5"><text:tab/>(...) time=436ms</text:span><text:span text:style-name="T6"><text:tab/></text:span></text:p>
      <text:p text:style-name="P2">7. Créer un dossier de montage:</text:p>
      <text:p text:style-name="P2"><text:tab/><text:span text:style-name="T1">mkdir /mnt/w98</text:span></text:p>
      <text:p text:style-name="P4">8. Monter la partition réceptrice du PC distant:</text:p>
      <text:p text:style-name="P2"><text:span text:style-name="T7"><text:tab/></text:span><text:span text:style-name="T1">mount 172.28.67.xx:/dev/hdax /mnt/w98</text:span></text:p>
      <text:p text:style-name="P2">9. Lancer Partimage:</text:p>
      <text:p text:style-name="P2"><text:tab/><text:span text:style-name="T1">partimage</text:span></text:p>
      <text:p text:style-name="P2">10. Configurer tel que:</text:p>
      <text:p text:style-name="P2"><text:tab/><text:span text:style-name="T3">Ecran 1:</text:span></text:p>
      <text:p text:style-name="P2"><text:s text:c="2"/>- <text:span text:style-name="T4">Partition to save/restore</text:span>: choisir celle à sauver.</text:p>
      <text:p text:style-name="P2"><text:s text:c="2"/>- <text:span text:style-name="T4">Image file to create/use</text:span>: chemin et nom de l'image à créer.</text:p>
      <text:p text:style-name="P2"><text:s text:c="2"/>- cocher <text:span text:style-name="T4">Connect to server</text:span></text:p>
      <text:p text:style-name="P2"><text:s text:c="2"/>- entrer l'adresse du PC distant: 172.28.67.xx</text:p>
      <text:p text:style-name="P2"><text:s text:c="2"/>- presser F5</text:p>
      <text:p text:style-name="P2"><text:tab/><text:span text:style-name="T3">Ecran 2:</text:span></text:p>
      <text:p text:style-name="P2"><text:s text:c="2"/>- vérifier que <text:span text:style-name="T4">Check partition before saving</text:span></text:p>
      <text:p text:style-name="P2"><text:s text:c="2"/>- presser F5</text:p>
      <text:p text:style-name="P2"><text:tab/><text:span text:style-name="T3">Ensuite</text:span> sélectionner la partition ou disque autre que celui qui sera sauver afin de stocker l'image.</text:p>
      <text:p text:style-name="P2">11. Vérifier que l'image est bien sauver:</text:p>
      <text:p text:style-name="P2"><text:tab/><text:span text:style-name="T1">ls /mnt/w98</text:span></text:p>
      <text:p text:style-name="P2">12. Si OK, alors fini !</text:p>
      <text:p text:style-name="P2"/>
      <text:p text:style-name="P1">Sauvegarde d'une partition ou d'un disque </text:p>
      <text:p text:style-name="P1">sur un support amovible</text:p>
      <text:p text:style-name="P1">---</text:p>
      <text:p text:style-name="P1"/>
      <text:p text:style-name="P2">1. Insérer System rescue CD</text:p>
      <text:p text:style-name="P2">2. Démarrer le PC</text:p>
      <text:p text:style-name="P2">3. Choisir la résolution:</text:p>
      <text:p text:style-name="P2"><text:tab/><text:span text:style-name="T5">fb1024</text:span></text:p>
      <text:p text:style-name="P2">4. Choisir la langue:</text:p>
      <text:p text:style-name="P2"><text:tab/><text:span text:style-name="T5">16</text:span> ou <text:span text:style-name="T5">fr</text:span></text:p>
      <text:p text:style-name="P2">5. Créer un dossier de montage:</text:p>
      <text:p text:style-name="P2"><text:tab/><text:span text:style-name="T1">mkdir /mnt/usb</text:span></text:p>
      <text:p text:style-name="P2">6. Lister les périphériques:</text:p>
      <text:p text:style-name="P2"><text:tab/><text:span text:style-name="T1">fdisk -l</text:span></text:p>
      <text:p text:style-name="P2">7. Monter la clé:</text:p>
      <text:p text:style-name="P2"><text:tab/><text:span text:style-name="T1">mount /dev/sdax /mnt/usb</text:span></text:p>
      <text:p text:style-name="P2">8. Lancer Partmiage:</text:p>
      <text:p text:style-name="P2"><text:tab/><text:span text:style-name="T1">partimage</text:span></text:p>
      <text:p text:style-name="P2">9. Configurer tel que:</text:p>
      <text:p text:style-name="P2"><text:tab/><text:span text:style-name="T3">Ecran 1:</text:span></text:p>
      <text:p text:style-name="P2"><text:s text:c="2"/>- <text:span text:style-name="T4">Partition to save/restore</text:span>: choisir celle à sauver.</text:p>
      <text:p text:style-name="P2"><text:s text:c="2"/>- <text:span text:style-name="T4">Image file to create/use</text:span>: chemin et nom de l'image à créer.</text:p>
      <text:p text:style-name="P2"><text:s text:c="2"/>- presser F5</text:p>
      <text:p text:style-name="P2"><text:tab/><text:span text:style-name="T3">Ecran 2:</text:span></text:p>
      <text:p text:style-name="P2"><text:s text:c="2"/>- vérifier que <text:span text:style-name="T4">Check partition before saving</text:span> est coché.</text:p>
      <text:p text:style-name="P2"><text:s text:c="2"/>- presser F5</text:p>
      <text:p text:style-name="P2"><text:tab/><text:span text:style-name="T3">Ensuite</text:span> sélectionner la partition ou disque autre que celui qui sera sauver afin de stocker l'image.</text:p>
      <text:p text:style-name="P2">9. Vérifier que l'image est bien sauver:</text:p>
      <text:p text:style-name="P2"><text:tab/><text:span text:style-name="T1">ls /mnt/usb</text:span></text:p>
      <text:p text:style-name="P2">10. Si OK, alors fini !</text:p>
      <text:p text:style-name="P2"/>
      <text:p text:style-name="P2"/>
      <text:p text:style-name="P2"/>
      <text:p text:style-name="P2"/>
      <text:p text:style-name="P2"/>
      <text:p text:style-name="P2"/>
      <text:p text:style-name="P1">Sauvegarde d'une partition ou d'un disque </text:p>
      <text:p text:style-name="P1">sur internet</text:p>
      <text:p text:style-name="P1">---</text:p>
      <text:p text:style-name="P1"/>
      <text:p text:style-name="P2">1. Insérer System rescue CD</text:p>
      <text:p text:style-name="P2">2. Démarrer le PC</text:p>
      <text:p text:style-name="P2">3. Choisir la résolution:</text:p>
      <text:p text:style-name="P2"><text:tab/><text:span text:style-name="T5">fb1024</text:span></text:p>
      <text:p text:style-name="P2">4. Choisir la langue:</text:p>
      <text:p text:style-name="P2"><text:tab/><text:span text:style-name="T5">16</text:span> ou <text:span text:style-name="T5">fr</text:span></text:p>
      <text:p text:style-name="P2">5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.244cm" fo:margin-bottom="0.679cm" fo:margin-left="0.794cm" fo:margin-right="0.727cm" style:writing-mode="lr-tb" style:footnote-max-height="0cm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29T13:51:33</meta:creation-date>
    <dc:date>2006-11-30T16:20:54</dc:date>
    <dc:language>fr-FR</dc:language>
    <meta:editing-cycles>49</meta:editing-cycles>
    <meta:editing-duration>PT1H25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1" meta:word-count="458" meta:character-count="2680"/>
  </office:meta>
</office:document-meta>
</file>